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style:font-size-asian="22pt" style:font-size-complex="2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olitechnika Koszalińska</text:p>
      <text:p text:style-name="P3">Wydział Elektroniki I Informatyki</text:p>
      <text:p text:style-name="P3">Informatyka III rok, semestr VI</text:p>
      <text:p text:style-name="P3">Programowanie komponentow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lip Sobański U-14862</text:p>
      <text:p text:style-name="P4">Łukasz Mrzygłód U-</text:p>
      <text:p text:style-name="P4"><text:soft-page-break/></text:p>
      <text:list xml:id="list6915706084283921372" text:style-name="L1">
        <text:list-item>
          <text:p text:style-name="P5">Temat.</text:p>
          <text:p text:style-name="P6">Tematem prezentowanego komponentu jest “Formularz pobierania danych”. <text:s/>Projektanci systemów mogliby stosować owy komponent do szybkiego budowania formularzy w celu pobrania od użytkownika danych z zapewnioną walidacją danych, dzięki stosowaniu odpowiednich typów pól oraz możliwości zastosowania na nich wyrażeń regularnych. </text:p>
        </text:list-item>
        <text:list-item>
          <text:p text:style-name="P5">Opis funkcjonalności.</text:p>
        </text:list-item>
        <text:list-item>
          <text:p text:style-name="P5">Prototypy.</text:p>
        </text:list-item>
        <text:list-item>
          <text:p text:style-name="P5">Wersja końcowa.</text:p>
        </text:list-item>
        <text:list-item>
          <text:p text:style-name="P5">Dokumentacja techniczn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7T16:00:50.45</meta:creation-date>
    <dc:date>2020-05-27T16:17:19.68</dc:date>
    <meta:editing-duration>PT16M29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2" meta:paragraph-count="12" meta:word-count="71" meta:character-count="565"/>
  </office:meta>
</office:document-meta>
</file>